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7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2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8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8">
            <text:p>1003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8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8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8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9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9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9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9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9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89">
            <text:p>1003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">
            <text:p>1003 <text:s/>104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1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1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1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1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1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1">
            <text:p>1003 <text:s/>10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1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2">
            <text:p>1003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2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2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2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2">
            <text:p>1003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2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2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3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3">
            <text:p>1003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3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3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3">
            <text:p>1003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3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3">
            <text:p>1003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3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4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4">
            <text:p>1003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4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4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4">
            <text:p>1003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5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5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5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5">
            <text:p>1003 <text:s/>10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5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5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6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6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6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6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6">
            <text:p>1003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6">
            <text:p>1003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7">
            <text:p>1003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7">
            <text:p>1003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0.97">
            <text:p>1003 <text:s/>1044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1">
            <text:p>1003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2">
            <text:p>1003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2">
            <text:p>1003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2">
            <text:p>1003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3">
            <text:p>1003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3">
            <text:p>1003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3">
            <text:p>1003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3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4">
            <text:p>1003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4">
            <text:p>1003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5">
            <text:p>1003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5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5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6">
            <text:p>1003 <text:s/>10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7">
            <text:p>1003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7">
            <text:p>1003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7">
            <text:p>1003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7">
            <text:p>1003 <text:s/>104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7">
            <text:p>1003 <text:s/>104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7">
            <text:p>1003 <text:s/>104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8">
            <text:p>1003 <text:s/>104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8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8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8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8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8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8">
            <text:p>1003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9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9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9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9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9">
            <text:p>1003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9">
            <text:p>1003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09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">
            <text:p>1003 <text:s/>10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1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1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1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1">
            <text:p>1003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1">
            <text:p>1003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1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2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2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2">
            <text:p>1003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2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3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3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3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3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3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3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3">
            <text:p>1003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3">
            <text:p>1003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03T10:44:21.14">
            <text:p>1003 <text:s/>104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03T10:44:21.14">
            <text:p>2021/10/3 10:4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3T10:44:21.14">
            <text:p>1003 <text:s/>1044</text:p>
          </table:table-cell>
          <table:table-cell table:style-name="ce7" table:formula="of:=NOW()" office:value-type="date" office:date-value="2021-10-03T10:44:21.14">
            <text:p>1003 <text:s/>104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03T10:44:21.14">
            <text:p>1003 <text:s/>104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1" office:value-type="string" table:number-columns-spanned="2" table:number-rows-spanned="1">
            <text:p>blood / blood on your face / blood on your arm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1" office:value-type="string" table:number-columns-spanned="2" table:number-rows-spanned="1">
            <text:p>he cut his leg / he cut his fingers / he cut his head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1" office:value-type="string">
            <text:p>chien3[blood / mo_k6[face / mo_k3 rob6-wan3 nia_k6 / dai3[hand / dai3 rob6-wan3 nie_k6</text:p>
          </table:table-cell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wednesday, the twenty-secon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1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1" office:value-type="string">
            <text:p>nyam3 / nya_k3 nyam6 / kwo_t3 nyam6 / poo3-kee3 nyam6</text:p>
          </table:table-cell>
          <table:table-cell table:style-name="ce21" office:value-type="string">
            <text:p>eat / you eat / he eats / they eat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1"/>
          <table:table-cell table:style-name="ce21" office:value-type="string">
            <text:p>it was friday, the twenty-thir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1" office:value-type="string" table:number-columns-spanned="2" table:number-rows-spanned="1">
            <text:p>a box fell. / a box fell on the ground / a box fell on him.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1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aturday, the twenty-fif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1" office:value-type="string">
            <text:p>chien3 / mo_k6 / chien3 man6-lou6 mo_k6 / mo_k6 rob-wan-nya_k6 / chien3 man6-lou6 mo_k6 rob-wan-nya_k6</text:p>
          </table:table-cell>
          <table:table-cell table:style-name="ce21" office:value-type="string">
            <text:p>blood / face / blood on the face / your face / blood on your face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unday, the twenty-six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1" office:value-type="string" table:number-columns-spanned="2" table:number-rows-spanned="1">
            <text:p>階段。エレベーター。壁。床。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1"/>
          <table:table-cell table:style-name="ce21" office:value-type="string">
            <text:p>it was monday, the twenty-seventh of september, the fif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1" office:value-type="string">
            <text:p>rbu6-oo3 / chuu3-cha_p3 / chiem3 / chuu3-tei3 / la6-oo3 / an3-tro4(3-&gt;6)</text:p>
          </table:table-cell>
          <table:table-cell table:style-name="ce21" office:value-type="string">
            <text:p>injury / pain / blood / how are you ? / good / bad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number-columns-repeated="2"/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1" office:value-type="string" table:number-columns-spanned="2" table:number-rows-spanned="1">
            <text:p>danger / dangerous / a hole / the floor / a hole on the floor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3T10:44:17.6">
            <text:p>1003 <text:s/>10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03T10:44:17.6">
            <text:p>1003 <text:s/>1044</text:p>
          </table:table-cell>
          <table:table-cell table:style-name="ce7" table:formula="of:=NOW()" office:value-type="date" office:date-value="2021-10-03T10:44:21.29">
            <text:p>1003 <text:s/>10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03T10:44:21.29">
            <text:p>1003 <text:s/>104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3">2021/10/03</text:date>, <text:time>10:44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03T10:44:20.56</dc:date>
    <dc:creator>iwabuchi ken</dc:creator>
    <meta:editing-duration>P7DT17H9M21S</meta:editing-duration>
    <meta:editing-cycles>1125</meta:editing-cycles>
    <meta:generator>OpenOffice/4.1.3$Win32 OpenOffice.org_project/413m1$Build-9783</meta:generator>
    <meta:document-statistic meta:table-count="2" meta:cell-count="1205" meta:object-count="0"/>
  </office:meta>
</office:document-meta>
</file>